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onsolas" svg:font-family="Consolas" style:font-adornments="標準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6.25cm" fo:min-width="3.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1.5cm" fo:min-width="10.5cm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164cm" fo:min-width="0.91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0cm" loext:decorative="fals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cm" svg:height="6.5cm" svg:x="1cm" svg:y="3cm">
          <text:p text:style-name="P1">Evaluation Board</text:p>
          <draw:enhanced-geometry svg:viewBox="0 0 21600 21600" draw:type="rectangle" draw:enhanced-path="M 0 0 L 21600 0 21600 21600 0 21600 0 0 Z N"/>
        </draw:custom-shape>
        <draw:frame draw:style-name="gr2" draw:text-style-name="P2" xml:id="id4" draw:id="id4" draw:layer="layout" svg:width="2.597cm" svg:height="0.886cm" svg:x="2.403cm" svg:y="5.364cm">
          <draw:text-box>
            <text:p>GPIO 4</text:p>
          </draw:text-box>
        </draw:frame>
        <draw:frame draw:style-name="gr2" draw:text-style-name="P2" xml:id="id9" draw:id="id9" draw:layer="layout" svg:width="2.597cm" svg:height="0.886cm" svg:x="2.403cm" svg:y="7.55cm">
          <draw:text-box>
            <text:p>GPIO 6</text:p>
          </draw:text-box>
        </draw:frame>
        <draw:frame draw:style-name="gr2" draw:text-style-name="P2" xml:id="id11" draw:id="id11" draw:layer="layout" svg:width="2.597cm" svg:height="0.886cm" svg:x="2.403cm" svg:y="8.514cm">
          <draw:text-box>
            <text:p>GPIO 7</text:p>
          </draw:text-box>
        </draw:frame>
        <draw:frame draw:style-name="gr2" draw:text-style-name="P2" xml:id="id2" draw:id="id2" draw:layer="layout" svg:width="1.549cm" svg:height="0.886cm" svg:x="3.451cm" svg:y="4.5cm">
          <draw:text-box>
            <text:p>3V3</text:p>
          </draw:text-box>
        </draw:frame>
        <draw:custom-shape draw:style-name="gr3" draw:text-style-name="P1" draw:layer="layout" svg:width="11cm" svg:height="1.75cm" svg:x="3cm" svg:y="0.25cm">
          <text:p text:style-name="P1">Ammeter</text:p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597cm" svg:height="0.886cm" svg:x="3cm" svg:y="1.114cm">
          <draw:text-box>
            <text:p>Source</text:p>
          </draw:text-box>
        </draw:frame>
        <draw:custom-shape draw:style-name="gr1" draw:text-style-name="P1" draw:layer="layout" svg:width="4cm" svg:height="6.5cm" svg:x="10cm" svg:y="3cm">
          <text:p text:style-name="P1">Sensor Simulator</text:p>
          <draw:enhanced-geometry svg:viewBox="0 0 21600 21600" draw:type="rectangle" draw:enhanced-path="M 0 0 L 21600 0 21600 21600 0 21600 0 0 Z N"/>
        </draw:custom-shape>
        <draw:frame draw:style-name="gr2" draw:text-style-name="P2" xml:id="id6" draw:id="id6" draw:layer="layout" svg:width="2.946cm" svg:height="0.886cm" svg:x="10.003cm" svg:y="5.364cm">
          <draw:text-box>
            <text:p>GPIO 23</text:p>
          </draw:text-box>
        </draw:frame>
        <draw:frame draw:style-name="gr2" draw:text-style-name="P2" xml:id="id10" draw:id="id10" draw:layer="layout" svg:width="2.946cm" svg:height="0.886cm" svg:x="10.003cm" svg:y="7.55cm">
          <draw:text-box>
            <text:p>GPIO 21</text:p>
          </draw:text-box>
        </draw:frame>
        <draw:frame draw:style-name="gr2" draw:text-style-name="P2" xml:id="id12" draw:id="id12" draw:layer="layout" svg:width="2.946cm" svg:height="0.886cm" svg:x="10.003cm" svg:y="8.514cm">
          <draw:text-box>
            <text:p>GPIO 22</text:p>
          </draw:text-box>
        </draw:frame>
        <draw:frame draw:style-name="gr2" draw:text-style-name="P2" xml:id="id8" draw:id="id8" draw:layer="layout" svg:width="1.549cm" svg:height="0.886cm" svg:x="9.951cm" svg:y="4.5cm">
          <draw:text-box>
            <text:p>3V3</text:p>
          </draw:text-box>
        </draw:frame>
        <draw:frame draw:style-name="gr2" draw:text-style-name="P2" xml:id="id3" draw:id="id3" draw:layer="layout" svg:width="3.295cm" svg:height="0.886cm" svg:x="5.705cm" svg:y="1.114cm">
          <draw:text-box>
            <text:p>GPIOIN 0</text:p>
          </draw:text-box>
        </draw:frame>
        <draw:frame draw:style-name="gr2" draw:text-style-name="P2" xml:id="id5" draw:id="id5" draw:layer="layout" svg:width="3.295cm" svg:height="0.886cm" svg:x="10.55cm" svg:y="1.114cm">
          <draw:text-box>
            <text:p>GPIOIN 1</text:p>
          </draw:text-box>
        </draw:frame>
        <draw:connector draw:style-name="gr4" draw:text-style-name="P1" draw:layer="layout" draw:line-skew="-0.75cm" svg:x1="4.298cm" svg:y1="2cm" svg:x2="5cm" svg:y2="4.943cm" draw:start-shape="id1" draw:start-glue-point="2" draw:end-shape="id2" draw:end-glue-point="1" svg:d="M4298 2000v500h1202v2443h-500" svg:viewBox="0 0 1203 2944">
          <text:p/>
        </draw:connector>
        <draw:connector draw:style-name="gr4" draw:text-style-name="P1" draw:layer="layout" svg:x1="7.352cm" svg:y1="2cm" svg:x2="5cm" svg:y2="5.807cm" draw:start-shape="id3" draw:start-glue-point="2" draw:end-shape="id4" draw:end-glue-point="1" svg:d="M7352 2000v3807h-2352" svg:viewBox="0 0 2353 3808">
          <text:p/>
        </draw:connector>
        <draw:connector draw:style-name="gr4" draw:text-style-name="P1" draw:layer="layout" draw:line-skew="-1.432cm -2.003cm" svg:x1="12.197cm" svg:y1="2cm" svg:x2="10.003cm" svg:y2="5.807cm" draw:start-shape="id5" draw:start-glue-point="2" draw:end-shape="id6" draw:end-glue-point="3" svg:d="M12197 2000v250h-4697v3557h2503" svg:viewBox="0 0 4698 3808">
          <text:p/>
        </draw:connector>
        <draw:custom-shape draw:style-name="gr5" draw:text-style-name="P1" xml:id="id7" draw:id="id7" draw:layer="layout" svg:width="2cm" svg:height="2cm" svg:x="15.3cm" svg:y="1.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-1.451cm" svg:x1="15.3cm" svg:y1="2.8cm" svg:x2="9.951cm" svg:y2="4.943cm" draw:start-shape="id7" draw:start-glue-point="6" draw:end-shape="id8" draw:end-glue-point="3" svg:d="M15300 2800h-7300v2143h1951" svg:viewBox="0 0 7301 2144">
          <text:p/>
        </draw:connector>
        <draw:frame draw:style-name="gr6" draw:text-style-name="P3" draw:layer="layout" svg:width="4.692cm" svg:height="1.521cm" svg:x="14.05cm" svg:y="0.279cm">
          <draw:text-box>
            <text:p text:style-name="P1">Other Power</text:p>
            <text:p text:style-name="P1">Source (USB)</text:p>
          </draw:text-box>
        </draw:frame>
        <draw:frame draw:style-name="gr7" draw:text-style-name="P4" draw:layer="layout" svg:width="1.899cm" svg:height="0.887cm" svg:x="15.401cm" svg:y="2.413cm">
          <draw:text-box>
            <text:p>3.3V</text:p>
          </draw:text-box>
        </draw:frame>
        <draw:connector draw:style-name="gr8" draw:text-style-name="P5" draw:layer="layout" draw:type="line" svg:x1="5cm" svg:y1="7.993cm" svg:x2="10.003cm" svg:y2="7.993cm" draw:start-shape="id9" draw:start-glue-point="1" draw:end-shape="id10" draw:end-glue-point="3" svg:d="M5000 7993h5003" svg:viewBox="0 0 5004 1">
          <text:p/>
        </draw:connector>
        <draw:connector draw:style-name="gr8" draw:text-style-name="P5" draw:layer="layout" draw:type="line" svg:x1="5cm" svg:y1="8.957cm" svg:x2="10.003cm" svg:y2="8.957cm" draw:start-shape="id11" draw:start-glue-point="1" draw:end-shape="id12" draw:end-glue-point="3" svg:d="M5000 8957h5003" svg:viewBox="0 0 5004 1">
          <text:p/>
        </draw:connector>
        <draw:line draw:style-name="gr8" draw:text-style-name="P5" draw:layer="layout" svg:x1="8cm" svg:y1="5cm" svg:x2="8cm" svg:y2="8cm">
          <text:p/>
        </draw:line>
        <draw:line draw:style-name="gr8" draw:text-style-name="P5" draw:layer="layout" svg:x1="9cm" svg:y1="5cm" svg:x2="9cm" svg:y2="9cm">
          <text:p/>
        </draw:line>
        <draw:custom-shape draw:style-name="gr9" draw:text-style-name="P1" draw:layer="layout" svg:width="0.5cm" svg:height="1.5cm" svg:x="7.75cm" svg:y="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1.5cm" svg:x="8.75cm" svg:y="6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25cm" svg:height="0.25cm" svg:x="7.85cm" svg:y="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cm" svg:height="0.25cm" svg:x="8.851cm" svg:y="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cm" svg:height="0.25cm" svg:x="7.8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cm" svg:height="0.25cm" svg:x="8.85cm" svg:y="8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5" draw:layer="layout" svg:x1="9.25cm" svg:y1="7.25cm" svg:x2="14.5cm" svg:y2="6.75cm">
          <text:p/>
        </draw:line>
        <draw:frame draw:style-name="gr2" draw:text-style-name="P2" draw:layer="layout" svg:width="3.644cm" svg:height="2.156cm" svg:x="14.5cm" svg:y="5.594cm">
          <draw:text-box>
            <text:p>Pull-up</text:p>
            <text:p>registers</text:p>
            <text:p>4.6 [kΩ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onsolas" svg:font-family="Consolas" style:font-adornments="標準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nsolas" fo:font-family="Consolas" style:font-style-name="標準" style:font-family-generic="modern" style:font-pitch="fixed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language-asian="zxx" style:country-asian="none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05T11:19:52.775438300</meta:creation-date>
    <dc:date>2025-07-05T11:43:59.551597600</dc:date>
    <meta:editing-duration>PT13M36S</meta:editing-duration>
    <meta:editing-cycles>2</meta:editing-cycles>
    <meta:generator>LibreOffice/25.2.4.3$Windows_X86_64 LibreOffice_project/33e196637044ead23f5c3226cde09b47731f7e27</meta:generator>
    <meta:document-statistic meta:object-count="33"/>
  </office:meta>
</office:document-meta>
</file>